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"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 style:data-style-name="N11">
      <style:table-cell-properties fo:border="none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 style:data-style-name="N11">
      <style:table-cell-properties fo:border="none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  <style:text-properties style:text-position=""/>
    </style:style>
    <style:style style:name="ce1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2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 style:data-style-name="N11"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1"/>
    <style:style style:name="ce40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 style:data-style-name="N11">
      <style:table-cell-properties fo:border="none"/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none"/>
    </style:style>
    <style:style style:name="ce4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</style:style>
    <style:style style:name="ce5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fo:border-left="none" fo:border-right="2.24pt double-thin #000000" style:border-line-width-right="0.51pt 1.25pt 0.51pt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ce9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998" table:default-cell-style-name="Default"/>
        <table:table-row table:style-name="ro1">
          <table:table-cell table:number-columns-repeated="2"/>
          <table:table-cell table:style-name="ce5"/>
          <table:table-cell/>
          <table:table-cell table:style-name="ce1" office:value-type="string" calcext:value-type="string">
            <text:p>Custom Desktop</text:p>
          </table:table-cell>
          <table:table-cell table:style-name="ce1"/>
          <table:table-cell table:style-name="ce11"/>
          <table:table-cell table:style-name="ce15"/>
          <table:table-cell table:style-name="ce18"/>
          <table:table-cell/>
          <table:table-cell table:style-name="ce1" office:value-type="string" calcext:value-type="string">
            <text:p>Dell Poweredge 19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Dell Vostro 35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Intel NUC7i5BNH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 table:style-name="ce1"/>
          <table:table-cell table:style-name="ce1" office:value-type="string" calcext:value-type="string">
            <text:p>Total received</text:p>
          </table:table-cell>
          <table:table-cell table:style-name="ce1" table:number-columns-repeated="995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2" table:number-columns-repeated="3"/>
          <table:table-cell table:style-name="ce12"/>
          <table:table-cell table:style-name="ce16"/>
          <table:table-cell table:style-name="ce19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3"/>
          <table:table-cell table:style-name="ce12"/>
          <table:table-cell table:style-name="ce16"/>
          <table:table-cell table:style-name="ce4"/>
          <table:table-cell table:style-name="ce2" table:number-columns-repeated="997"/>
        </table:table-row>
        <table:table-row table:style-name="ro1">
          <table:table-cell office:value-type="string" calcext:value-type="string">
            <text:p>Carrier Freq.</text:p>
          </table:table-cell>
          <table:table-cell office:value-type="string" calcext:value-type="string">
            <text:p>Baud rate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4]; &quot; Baud @ &quot;;[.A4]; &quot; Hz&quot;)" office:value-type="string" office:string-value="6 Baud @ 12 Hz" calcext:value-type="string">
            <text:p>6 Baud @ 12 Hz</text:p>
          </table:table-cell>
          <table:table-cell table:style-name="ce8" table:formula="of:=CONCATENATE([.E$1];&quot;_&quot;;[.$A4];&quot;_&quot;;[.$B4])" office:value-type="string" office:string-value="Custom Desktop_12_6" calcext:value-type="string">
            <text:p>Custom Desktop_12_6</text:p>
          </table:table-cell>
          <table:table-cell table:formula="of:=256-([.F4]+[.G4])" office:value-type="float" office:value="5" calcext:value-type="float">
            <text:p>5</text:p>
          </table:table-cell>
          <table:table-cell table:formula="of:=VLOOKUP([.D4];[data.$A$1:.$H$1048576];7;0)" office:value-type="float" office:value="251" calcext:value-type="float">
            <text:p>251</text:p>
          </table:table-cell>
          <table:table-cell table:style-name="ce13" table:formula="of:=VLOOKUP([.D4];[data.$A$1:.$H$1048576];8;0)" office:value-type="float" office:value="0" calcext:value-type="float">
            <text:p>0</text:p>
          </table:table-cell>
          <table:table-cell table:style-name="ce17" table:formula="of:=[.E4]/256" office:value-type="percentage" office:value="0.01953125" calcext:value-type="percentage">
            <text:p>1.95%</text:p>
          </table:table-cell>
          <table:table-cell table:style-name="ce20" table:formula="of:=([.F4]+[.G4])/256" office:value-type="percentage" office:value="0.98046875" calcext:value-type="percentage">
            <text:p>98.05%</text:p>
          </table:table-cell>
          <table:table-cell table:style-name="ce8" table:formula="of:=CONCATENATE([.K$1];&quot;_&quot;;[.$A4];&quot;_&quot;;[.$B4])" office:value-type="string" office:string-value="Dell Poweredge 1950_12_6" calcext:value-type="string">
            <text:p>Dell Poweredge 1950_12_6</text:p>
          </table:table-cell>
          <table:table-cell table:formula="of:=256-([.L4]+[.M4])" office:value-type="float" office:value="253" calcext:value-type="float">
            <text:p>253</text:p>
          </table:table-cell>
          <table:table-cell table:formula="of:=VLOOKUP([.J4];[data.$A$1:.$H$1048576];7;0)" office:value-type="float" office:value="3" calcext:value-type="float">
            <text:p>3</text:p>
          </table:table-cell>
          <table:table-cell table:style-name="ce13" table:formula="of:=VLOOKUP([.J4];[data.$A$1:.$H$1048576];8;0)" office:value-type="float" office:value="0" calcext:value-type="float">
            <text:p>0</text:p>
          </table:table-cell>
          <table:table-cell table:style-name="ce17" table:formula="of:=[.K4]/256" office:value-type="percentage" office:value="0.98828125" calcext:value-type="percentage">
            <text:p>98.83%</text:p>
          </table:table-cell>
          <table:table-cell table:style-name="ce20" table:formula="of:=([.L4]+[.M4])/256" office:value-type="percentage" office:value="0.01171875" calcext:value-type="percentage">
            <text:p>1.17%</text:p>
          </table:table-cell>
          <table:table-cell table:style-name="ce8" table:formula="of:=CONCATENATE([.Q$1];&quot;_&quot;;[.$A4];&quot;_&quot;;[.$B4])" office:value-type="string" office:string-value="Dell Vostro 3550_12_6" calcext:value-type="string">
            <text:p>Dell Vostro 3550_12_6</text:p>
          </table:table-cell>
          <table:table-cell table:formula="of:=256-([.R4]+[.S4])" office:value-type="float" office:value="46" calcext:value-type="float">
            <text:p>46</text:p>
          </table:table-cell>
          <table:table-cell table:formula="of:=VLOOKUP([.P4];[data.$A$1:.$H$1048576];7;0)" office:value-type="float" office:value="210" calcext:value-type="float">
            <text:p>210</text:p>
          </table:table-cell>
          <table:table-cell table:style-name="ce13" table:formula="of:=VLOOKUP([.P4];[data.$A$1:.$H$1048576];8;0)" office:value-type="float" office:value="0" calcext:value-type="float">
            <text:p>0</text:p>
          </table:table-cell>
          <table:table-cell table:style-name="ce17" table:formula="of:=[.Q4]/256" office:value-type="percentage" office:value="0.1796875" calcext:value-type="percentage">
            <text:p>17.97%</text:p>
          </table:table-cell>
          <table:table-cell table:style-name="ce20" table:formula="of:=([.R4]+[.S4])/256" office:value-type="percentage" office:value="0.8203125" calcext:value-type="percentage">
            <text:p>82.03%</text:p>
          </table:table-cell>
          <table:table-cell table:style-name="ce8" table:formula="of:=CONCATENATE([.W$1];&quot;_&quot;;[.$A4];&quot;_&quot;;[.$B4])" office:value-type="string" office:string-value="Intel NUC7i5BNH_12_6" calcext:value-type="string">
            <text:p>Intel NUC7i5BNH_12_6</text:p>
          </table:table-cell>
          <table:table-cell table:formula="of:=256-([.X4]+[.Y4])" office:value-type="string" office:string-value="" calcext:value-type="error">
            <text:p>#N/A</text:p>
          </table:table-cell>
          <table:table-cell table:formula="of:=VLOOKUP([.V4];[data.$A$1:.$H$1048576];7;0)" office:value-type="string" office:string-value="" calcext:value-type="error">
            <text:p>#N/A</text:p>
          </table:table-cell>
          <table:table-cell table:style-name="ce13" table:formula="of:=VLOOKUP([.V4];[data.$A$1:.$H$1048576];8;0)" office:value-type="string" office:string-value="" calcext:value-type="error">
            <text:p>#N/A</text:p>
          </table:table-cell>
          <table:table-cell table:style-name="ce17" table:formula="of:=[.W4]/256" office:value-type="string" office:string-value="" calcext:value-type="error">
            <text:p>#N/A</text:p>
          </table:table-cell>
          <table:table-cell table:style-name="ce20" table:formula="of:=([.X4]+[.Y4])/256" office:value-type="string" office:string-value="" calcext:value-type="error">
            <text:p>#N/A</text:p>
          </table:table-cell>
          <table:table-cell/>
          <table:table-cell table:style-name="ce9" table:formula="of:=([.E4]+[.K4]+[.Q4])/SUM([.E4:.S4])" office:value-type="percentage" office:value="0.394805194805195" calcext:value-type="percentage">
            <text:p>39.48%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5]; &quot; Baud @ &quot;;[.A5]; &quot; Hz&quot;)" office:value-type="string" office:string-value="6 Baud @ 18 Hz" calcext:value-type="string">
            <text:p>6 Baud @ 18 Hz</text:p>
          </table:table-cell>
          <table:table-cell table:style-name="ce8" table:formula="of:=CONCATENATE([.E$1];&quot;_&quot;;[.$A5];&quot;_&quot;;[.$B5])" office:value-type="string" office:string-value="Custom Desktop_18_6" calcext:value-type="string">
            <text:p>Custom Desktop_18_6</text:p>
          </table:table-cell>
          <table:table-cell table:formula="of:=256-([.F5]+[.G5])" office:value-type="float" office:value="70" calcext:value-type="float">
            <text:p>70</text:p>
          </table:table-cell>
          <table:table-cell table:formula="of:=VLOOKUP([.D5];[data.$A$1:.$H$1048576];7;0)" office:value-type="float" office:value="186" calcext:value-type="float">
            <text:p>186</text:p>
          </table:table-cell>
          <table:table-cell table:style-name="ce13" table:formula="of:=VLOOKUP([.D5];[data.$A$1:.$H$1048576];8;0)" office:value-type="float" office:value="0" calcext:value-type="float">
            <text:p>0</text:p>
          </table:table-cell>
          <table:table-cell table:style-name="ce17" table:formula="of:=[.E5]/256" office:value-type="percentage" office:value="0.2734375" calcext:value-type="percentage">
            <text:p>27.34%</text:p>
          </table:table-cell>
          <table:table-cell table:style-name="ce20" table:formula="of:=([.F5]+[.G5])/256" office:value-type="percentage" office:value="0.7265625" calcext:value-type="percentage">
            <text:p>72.66%</text:p>
          </table:table-cell>
          <table:table-cell table:style-name="ce8" table:formula="of:=CONCATENATE([.K$1];&quot;_&quot;;[.$A5];&quot;_&quot;;[.$B5])" office:value-type="string" office:string-value="Dell Poweredge 1950_18_6" calcext:value-type="string">
            <text:p>Dell Poweredge 1950_18_6</text:p>
          </table:table-cell>
          <table:table-cell table:formula="of:=256-([.L5]+[.M5])" office:value-type="float" office:value="248" calcext:value-type="float">
            <text:p>248</text:p>
          </table:table-cell>
          <table:table-cell table:formula="of:=VLOOKUP([.J5];[data.$A$1:.$H$1048576];7;0)" office:value-type="float" office:value="8" calcext:value-type="float">
            <text:p>8</text:p>
          </table:table-cell>
          <table:table-cell table:style-name="ce13" table:formula="of:=VLOOKUP([.J5];[data.$A$1:.$H$1048576];8;0)" office:value-type="float" office:value="0" calcext:value-type="float">
            <text:p>0</text:p>
          </table:table-cell>
          <table:table-cell table:style-name="ce17" table:formula="of:=[.K5]/256" office:value-type="percentage" office:value="0.96875" calcext:value-type="percentage">
            <text:p>96.88%</text:p>
          </table:table-cell>
          <table:table-cell table:style-name="ce20" table:formula="of:=([.L5]+[.M5])/256" office:value-type="percentage" office:value="0.03125" calcext:value-type="percentage">
            <text:p>3.13%</text:p>
          </table:table-cell>
          <table:table-cell table:style-name="ce8" table:formula="of:=CONCATENATE([.Q$1];&quot;_&quot;;[.$A5];&quot;_&quot;;[.$B5])" office:value-type="string" office:string-value="Dell Vostro 3550_18_6" calcext:value-type="string">
            <text:p>Dell Vostro 3550_18_6</text:p>
          </table:table-cell>
          <table:table-cell table:formula="of:=256-([.R5]+[.S5])" office:value-type="float" office:value="0" calcext:value-type="float">
            <text:p>0</text:p>
          </table:table-cell>
          <table:table-cell table:formula="of:=VLOOKUP([.P5];[data.$A$1:.$H$1048576];7;0)" office:value-type="float" office:value="256" calcext:value-type="float">
            <text:p>256</text:p>
          </table:table-cell>
          <table:table-cell table:style-name="ce13" table:formula="of:=VLOOKUP([.P5];[data.$A$1:.$H$1048576];8;0)" office:value-type="float" office:value="0" calcext:value-type="float">
            <text:p>0</text:p>
          </table:table-cell>
          <table:table-cell table:style-name="ce17" table:formula="of:=[.Q5]/256" office:value-type="percentage" office:value="0" calcext:value-type="percentage">
            <text:p>0.00%</text:p>
          </table:table-cell>
          <table:table-cell table:style-name="ce20" table:formula="of:=([.R5]+[.S5])/256" office:value-type="percentage" office:value="1" calcext:value-type="percentage">
            <text:p>100.00%</text:p>
          </table:table-cell>
          <table:table-cell table:style-name="ce8" table:formula="of:=CONCATENATE([.W$1];&quot;_&quot;;[.$A5];&quot;_&quot;;[.$B5])" office:value-type="string" office:string-value="Intel NUC7i5BNH_18_6" calcext:value-type="string">
            <text:p>Intel NUC7i5BNH_18_6</text:p>
          </table:table-cell>
          <table:table-cell table:formula="of:=256-([.X5]+[.Y5])" office:value-type="string" office:string-value="" calcext:value-type="error">
            <text:p>#N/A</text:p>
          </table:table-cell>
          <table:table-cell table:formula="of:=VLOOKUP([.V5];[data.$A$1:.$H$1048576];7;0)" office:value-type="string" office:string-value="" calcext:value-type="error">
            <text:p>#N/A</text:p>
          </table:table-cell>
          <table:table-cell table:style-name="ce13" table:formula="of:=VLOOKUP([.V5];[data.$A$1:.$H$1048576];8;0)" office:value-type="string" office:string-value="" calcext:value-type="error">
            <text:p>#N/A</text:p>
          </table:table-cell>
          <table:table-cell table:style-name="ce17" table:formula="of:=[.W5]/256" office:value-type="string" office:string-value="" calcext:value-type="error">
            <text:p>#N/A</text:p>
          </table:table-cell>
          <table:table-cell table:style-name="ce20" table:formula="of:=([.X5]+[.Y5])/256" office:value-type="string" office:string-value="" calcext:value-type="error">
            <text:p>#N/A</text:p>
          </table:table-cell>
          <table:table-cell/>
          <table:table-cell table:style-name="ce9" table:formula="of:=([.E5]+[.K5]+[.Q5])/SUM([.E5:.S5])" office:value-type="percentage" office:value="0.412987012987013" calcext:value-type="percentage">
            <text:p>41.30%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6]; &quot; Baud @ &quot;;[.A6]; &quot; Hz&quot;)" office:value-type="string" office:string-value="6 Baud @ 24 Hz" calcext:value-type="string">
            <text:p>6 Baud @ 24 Hz</text:p>
          </table:table-cell>
          <table:table-cell table:style-name="ce8" table:formula="of:=CONCATENATE([.E$1];&quot;_&quot;;[.$A6];&quot;_&quot;;[.$B6])" office:value-type="string" office:string-value="Custom Desktop_24_6" calcext:value-type="string">
            <text:p>Custom Desktop_24_6</text:p>
          </table:table-cell>
          <table:table-cell table:formula="of:=256-([.F6]+[.G6])" office:value-type="float" office:value="1" calcext:value-type="float">
            <text:p>1</text:p>
          </table:table-cell>
          <table:table-cell table:formula="of:=VLOOKUP([.D6];[data.$A$1:.$H$1048576];7;0)" office:value-type="float" office:value="255" calcext:value-type="float">
            <text:p>255</text:p>
          </table:table-cell>
          <table:table-cell table:style-name="ce13" table:formula="of:=VLOOKUP([.D6];[data.$A$1:.$H$1048576];8;0)" office:value-type="float" office:value="0" calcext:value-type="float">
            <text:p>0</text:p>
          </table:table-cell>
          <table:table-cell table:style-name="ce17" table:formula="of:=[.E6]/256" office:value-type="percentage" office:value="0.00390625" calcext:value-type="percentage">
            <text:p>0.39%</text:p>
          </table:table-cell>
          <table:table-cell table:style-name="ce20" table:formula="of:=([.F6]+[.G6])/256" office:value-type="percentage" office:value="0.99609375" calcext:value-type="percentage">
            <text:p>99.61%</text:p>
          </table:table-cell>
          <table:table-cell table:style-name="ce8" table:formula="of:=CONCATENATE([.K$1];&quot;_&quot;;[.$A6];&quot;_&quot;;[.$B6])" office:value-type="string" office:string-value="Dell Poweredge 1950_24_6" calcext:value-type="string">
            <text:p>Dell Poweredge 1950_24_6</text:p>
          </table:table-cell>
          <table:table-cell table:formula="of:=256-([.L6]+[.M6])" office:value-type="float" office:value="0" calcext:value-type="float">
            <text:p>0</text:p>
          </table:table-cell>
          <table:table-cell table:formula="of:=VLOOKUP([.J6];[data.$A$1:.$H$1048576];7;0)" office:value-type="float" office:value="256" calcext:value-type="float">
            <text:p>256</text:p>
          </table:table-cell>
          <table:table-cell table:style-name="ce13" table:formula="of:=VLOOKUP([.J6];[data.$A$1:.$H$1048576];8;0)" office:value-type="float" office:value="0" calcext:value-type="float">
            <text:p>0</text:p>
          </table:table-cell>
          <table:table-cell table:style-name="ce17" table:formula="of:=[.K6]/256" office:value-type="percentage" office:value="0" calcext:value-type="percentage">
            <text:p>0.00%</text:p>
          </table:table-cell>
          <table:table-cell table:style-name="ce20" table:formula="of:=([.L6]+[.M6])/256" office:value-type="percentage" office:value="1" calcext:value-type="percentage">
            <text:p>100.00%</text:p>
          </table:table-cell>
          <table:table-cell table:style-name="ce8" table:formula="of:=CONCATENATE([.Q$1];&quot;_&quot;;[.$A6];&quot;_&quot;;[.$B6])" office:value-type="string" office:string-value="Dell Vostro 3550_24_6" calcext:value-type="string">
            <text:p>Dell Vostro 3550_24_6</text:p>
          </table:table-cell>
          <table:table-cell table:formula="of:=256-([.R6]+[.S6])" office:value-type="float" office:value="0" calcext:value-type="float">
            <text:p>0</text:p>
          </table:table-cell>
          <table:table-cell table:formula="of:=VLOOKUP([.P6];[data.$A$1:.$H$1048576];7;0)" office:value-type="float" office:value="256" calcext:value-type="float">
            <text:p>256</text:p>
          </table:table-cell>
          <table:table-cell table:style-name="ce13" table:formula="of:=VLOOKUP([.P6];[data.$A$1:.$H$1048576];8;0)" office:value-type="float" office:value="0" calcext:value-type="float">
            <text:p>0</text:p>
          </table:table-cell>
          <table:table-cell table:style-name="ce17" table:formula="of:=[.Q6]/256" office:value-type="percentage" office:value="0" calcext:value-type="percentage">
            <text:p>0.00%</text:p>
          </table:table-cell>
          <table:table-cell table:style-name="ce20" table:formula="of:=([.R6]+[.S6])/256" office:value-type="percentage" office:value="1" calcext:value-type="percentage">
            <text:p>100.00%</text:p>
          </table:table-cell>
          <table:table-cell table:style-name="ce8" table:formula="of:=CONCATENATE([.W$1];&quot;_&quot;;[.$A6];&quot;_&quot;;[.$B6])" office:value-type="string" office:string-value="Intel NUC7i5BNH_24_6" calcext:value-type="string">
            <text:p>Intel NUC7i5BNH_24_6</text:p>
          </table:table-cell>
          <table:table-cell table:formula="of:=256-([.X6]+[.Y6])" office:value-type="string" office:string-value="" calcext:value-type="error">
            <text:p>#N/A</text:p>
          </table:table-cell>
          <table:table-cell table:formula="of:=VLOOKUP([.V6];[data.$A$1:.$H$1048576];7;0)" office:value-type="string" office:string-value="" calcext:value-type="error">
            <text:p>#N/A</text:p>
          </table:table-cell>
          <table:table-cell table:style-name="ce13" table:formula="of:=VLOOKUP([.V6];[data.$A$1:.$H$1048576];8;0)" office:value-type="string" office:string-value="" calcext:value-type="error">
            <text:p>#N/A</text:p>
          </table:table-cell>
          <table:table-cell table:style-name="ce17" table:formula="of:=[.W6]/256" office:value-type="string" office:string-value="" calcext:value-type="error">
            <text:p>#N/A</text:p>
          </table:table-cell>
          <table:table-cell table:style-name="ce20" table:formula="of:=([.X6]+[.Y6])/256" office:value-type="string" office:string-value="" calcext:value-type="error">
            <text:p>#N/A</text:p>
          </table:table-cell>
          <table:table-cell/>
          <table:table-cell table:style-name="ce9" table:formula="of:=([.E6]+[.K6]+[.Q6])/SUM([.E6:.S6])" office:value-type="percentage" office:value="0.0012987012987013" calcext:value-type="percentage">
            <text:p>0.13%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7]; &quot; Baud @ &quot;;[.A7]; &quot; Hz&quot;)" office:value-type="string" office:string-value="6 Baud @ 30 Hz" calcext:value-type="string">
            <text:p>6 Baud @ 30 Hz</text:p>
          </table:table-cell>
          <table:table-cell table:style-name="ce8" table:formula="of:=CONCATENATE([.E$1];&quot;_&quot;;[.$A7];&quot;_&quot;;[.$B7])" office:value-type="string" office:string-value="Custom Desktop_30_6" calcext:value-type="string">
            <text:p>Custom Desktop_30_6</text:p>
          </table:table-cell>
          <table:table-cell table:formula="of:=256-([.F7]+[.G7])" office:value-type="float" office:value="2" calcext:value-type="float">
            <text:p>2</text:p>
          </table:table-cell>
          <table:table-cell table:formula="of:=VLOOKUP([.D7];[data.$A$1:.$H$1048576];7;0)" office:value-type="float" office:value="254" calcext:value-type="float">
            <text:p>254</text:p>
          </table:table-cell>
          <table:table-cell table:style-name="ce13" table:formula="of:=VLOOKUP([.D7];[data.$A$1:.$H$1048576];8;0)" office:value-type="float" office:value="0" calcext:value-type="float">
            <text:p>0</text:p>
          </table:table-cell>
          <table:table-cell table:style-name="ce17" table:formula="of:=[.E7]/256" office:value-type="percentage" office:value="0.0078125" calcext:value-type="percentage">
            <text:p>0.78%</text:p>
          </table:table-cell>
          <table:table-cell table:style-name="ce20" table:formula="of:=([.F7]+[.G7])/256" office:value-type="percentage" office:value="0.9921875" calcext:value-type="percentage">
            <text:p>99.22%</text:p>
          </table:table-cell>
          <table:table-cell table:style-name="ce8" table:formula="of:=CONCATENATE([.K$1];&quot;_&quot;;[.$A7];&quot;_&quot;;[.$B7])" office:value-type="string" office:string-value="Dell Poweredge 1950_30_6" calcext:value-type="string">
            <text:p>Dell Poweredge 1950_30_6</text:p>
          </table:table-cell>
          <table:table-cell table:formula="of:=256-([.L7]+[.M7])" office:value-type="float" office:value="73" calcext:value-type="float">
            <text:p>73</text:p>
          </table:table-cell>
          <table:table-cell table:formula="of:=VLOOKUP([.J7];[data.$A$1:.$H$1048576];7;0)" office:value-type="float" office:value="181" calcext:value-type="float">
            <text:p>181</text:p>
          </table:table-cell>
          <table:table-cell table:style-name="ce13" table:formula="of:=VLOOKUP([.J7];[data.$A$1:.$H$1048576];8;0)" office:value-type="float" office:value="2" calcext:value-type="float">
            <text:p>2</text:p>
          </table:table-cell>
          <table:table-cell table:style-name="ce17" table:formula="of:=[.K7]/256" office:value-type="percentage" office:value="0.28515625" calcext:value-type="percentage">
            <text:p>28.52%</text:p>
          </table:table-cell>
          <table:table-cell table:style-name="ce20" table:formula="of:=([.L7]+[.M7])/256" office:value-type="percentage" office:value="0.71484375" calcext:value-type="percentage">
            <text:p>71.48%</text:p>
          </table:table-cell>
          <table:table-cell table:style-name="ce8" table:formula="of:=CONCATENATE([.Q$1];&quot;_&quot;;[.$A7];&quot;_&quot;;[.$B7])" office:value-type="string" office:string-value="Dell Vostro 3550_30_6" calcext:value-type="string">
            <text:p>Dell Vostro 3550_30_6</text:p>
          </table:table-cell>
          <table:table-cell table:formula="of:=256-([.R7]+[.S7])" office:value-type="float" office:value="0" calcext:value-type="float">
            <text:p>0</text:p>
          </table:table-cell>
          <table:table-cell table:formula="of:=VLOOKUP([.P7];[data.$A$1:.$H$1048576];7;0)" office:value-type="float" office:value="256" calcext:value-type="float">
            <text:p>256</text:p>
          </table:table-cell>
          <table:table-cell table:style-name="ce13" table:formula="of:=VLOOKUP([.P7];[data.$A$1:.$H$1048576];8;0)" office:value-type="float" office:value="0" calcext:value-type="float">
            <text:p>0</text:p>
          </table:table-cell>
          <table:table-cell table:style-name="ce17" table:formula="of:=[.Q7]/256" office:value-type="percentage" office:value="0" calcext:value-type="percentage">
            <text:p>0.00%</text:p>
          </table:table-cell>
          <table:table-cell table:style-name="ce20" table:formula="of:=([.R7]+[.S7])/256" office:value-type="percentage" office:value="1" calcext:value-type="percentage">
            <text:p>100.00%</text:p>
          </table:table-cell>
          <table:table-cell table:style-name="ce8" table:formula="of:=CONCATENATE([.W$1];&quot;_&quot;;[.$A7];&quot;_&quot;;[.$B7])" office:value-type="string" office:string-value="Intel NUC7i5BNH_30_6" calcext:value-type="string">
            <text:p>Intel NUC7i5BNH_30_6</text:p>
          </table:table-cell>
          <table:table-cell table:formula="of:=256-([.X7]+[.Y7])" office:value-type="string" office:string-value="" calcext:value-type="error">
            <text:p>#N/A</text:p>
          </table:table-cell>
          <table:table-cell table:formula="of:=VLOOKUP([.V7];[data.$A$1:.$H$1048576];7;0)" office:value-type="string" office:string-value="" calcext:value-type="error">
            <text:p>#N/A</text:p>
          </table:table-cell>
          <table:table-cell table:style-name="ce13" table:formula="of:=VLOOKUP([.V7];[data.$A$1:.$H$1048576];8;0)" office:value-type="string" office:string-value="" calcext:value-type="error">
            <text:p>#N/A</text:p>
          </table:table-cell>
          <table:table-cell table:style-name="ce17" table:formula="of:=[.W7]/256" office:value-type="string" office:string-value="" calcext:value-type="error">
            <text:p>#N/A</text:p>
          </table:table-cell>
          <table:table-cell table:style-name="ce20" table:formula="of:=([.X7]+[.Y7])/256" office:value-type="string" office:string-value="" calcext:value-type="error">
            <text:p>#N/A</text:p>
          </table:table-cell>
          <table:table-cell/>
          <table:table-cell table:style-name="ce9" table:formula="of:=([.E7]+[.K7]+[.Q7])/SUM([.E7:.S7])" office:value-type="percentage" office:value="0.0974025974025974" calcext:value-type="percentage">
            <text:p>9.74%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8]; &quot; Baud @ &quot;;[.A8]; &quot; Hz&quot;)" office:value-type="string" office:string-value="6 Baud @ 36 Hz" calcext:value-type="string">
            <text:p>6 Baud @ 36 Hz</text:p>
          </table:table-cell>
          <table:table-cell table:style-name="ce8" table:formula="of:=CONCATENATE([.E$1];&quot;_&quot;;[.$A8];&quot;_&quot;;[.$B8])" office:value-type="string" office:string-value="Custom Desktop_36_6" calcext:value-type="string">
            <text:p>Custom Desktop_36_6</text:p>
          </table:table-cell>
          <table:table-cell table:formula="of:=256-([.F8]+[.G8])" office:value-type="float" office:value="0" calcext:value-type="float">
            <text:p>0</text:p>
          </table:table-cell>
          <table:table-cell table:formula="of:=VLOOKUP([.D8];[data.$A$1:.$H$1048576];7;0)" office:value-type="float" office:value="256" calcext:value-type="float">
            <text:p>256</text:p>
          </table:table-cell>
          <table:table-cell table:style-name="ce13" table:formula="of:=VLOOKUP([.D8];[data.$A$1:.$H$1048576];8;0)" office:value-type="float" office:value="0" calcext:value-type="float">
            <text:p>0</text:p>
          </table:table-cell>
          <table:table-cell table:style-name="ce17" table:formula="of:=[.E8]/256" office:value-type="percentage" office:value="0" calcext:value-type="percentage">
            <text:p>0.00%</text:p>
          </table:table-cell>
          <table:table-cell table:style-name="ce20" table:formula="of:=([.F8]+[.G8])/256" office:value-type="percentage" office:value="1" calcext:value-type="percentage">
            <text:p>100.00%</text:p>
          </table:table-cell>
          <table:table-cell table:style-name="ce8" table:formula="of:=CONCATENATE([.K$1];&quot;_&quot;;[.$A8];&quot;_&quot;;[.$B8])" office:value-type="string" office:string-value="Dell Poweredge 1950_36_6" calcext:value-type="string">
            <text:p>Dell Poweredge 1950_36_6</text:p>
          </table:table-cell>
          <table:table-cell table:formula="of:=256-([.L8]+[.M8])" office:value-type="float" office:value="25" calcext:value-type="float">
            <text:p>25</text:p>
          </table:table-cell>
          <table:table-cell table:formula="of:=VLOOKUP([.J8];[data.$A$1:.$H$1048576];7;0)" office:value-type="float" office:value="228" calcext:value-type="float">
            <text:p>228</text:p>
          </table:table-cell>
          <table:table-cell table:style-name="ce13" table:formula="of:=VLOOKUP([.J8];[data.$A$1:.$H$1048576];8;0)" office:value-type="float" office:value="3" calcext:value-type="float">
            <text:p>3</text:p>
          </table:table-cell>
          <table:table-cell table:style-name="ce17" table:formula="of:=[.K8]/256" office:value-type="percentage" office:value="0.09765625" calcext:value-type="percentage">
            <text:p>9.77%</text:p>
          </table:table-cell>
          <table:table-cell table:style-name="ce20" table:formula="of:=([.L8]+[.M8])/256" office:value-type="percentage" office:value="0.90234375" calcext:value-type="percentage">
            <text:p>90.23%</text:p>
          </table:table-cell>
          <table:table-cell table:style-name="ce8" table:formula="of:=CONCATENATE([.Q$1];&quot;_&quot;;[.$A8];&quot;_&quot;;[.$B8])" office:value-type="string" office:string-value="Dell Vostro 3550_36_6" calcext:value-type="string">
            <text:p>Dell Vostro 3550_36_6</text:p>
          </table:table-cell>
          <table:table-cell table:formula="of:=256-([.R8]+[.S8])" office:value-type="float" office:value="0" calcext:value-type="float">
            <text:p>0</text:p>
          </table:table-cell>
          <table:table-cell table:formula="of:=VLOOKUP([.P8];[data.$A$1:.$H$1048576];7;0)" office:value-type="float" office:value="256" calcext:value-type="float">
            <text:p>256</text:p>
          </table:table-cell>
          <table:table-cell table:style-name="ce13" table:formula="of:=VLOOKUP([.P8];[data.$A$1:.$H$1048576];8;0)" office:value-type="float" office:value="0" calcext:value-type="float">
            <text:p>0</text:p>
          </table:table-cell>
          <table:table-cell table:style-name="ce17" table:formula="of:=[.Q8]/256" office:value-type="percentage" office:value="0" calcext:value-type="percentage">
            <text:p>0.00%</text:p>
          </table:table-cell>
          <table:table-cell table:style-name="ce20" table:formula="of:=([.R8]+[.S8])/256" office:value-type="percentage" office:value="1" calcext:value-type="percentage">
            <text:p>100.00%</text:p>
          </table:table-cell>
          <table:table-cell table:style-name="ce8" table:formula="of:=CONCATENATE([.W$1];&quot;_&quot;;[.$A8];&quot;_&quot;;[.$B8])" office:value-type="string" office:string-value="Intel NUC7i5BNH_36_6" calcext:value-type="string">
            <text:p>Intel NUC7i5BNH_36_6</text:p>
          </table:table-cell>
          <table:table-cell table:formula="of:=256-([.X8]+[.Y8])" office:value-type="string" office:string-value="" calcext:value-type="error">
            <text:p>#N/A</text:p>
          </table:table-cell>
          <table:table-cell table:formula="of:=VLOOKUP([.V8];[data.$A$1:.$H$1048576];7;0)" office:value-type="string" office:string-value="" calcext:value-type="error">
            <text:p>#N/A</text:p>
          </table:table-cell>
          <table:table-cell table:style-name="ce13" table:formula="of:=VLOOKUP([.V8];[data.$A$1:.$H$1048576];8;0)" office:value-type="string" office:string-value="" calcext:value-type="error">
            <text:p>#N/A</text:p>
          </table:table-cell>
          <table:table-cell table:style-name="ce17" table:formula="of:=[.W8]/256" office:value-type="string" office:string-value="" calcext:value-type="error">
            <text:p>#N/A</text:p>
          </table:table-cell>
          <table:table-cell table:style-name="ce20" table:formula="of:=([.X8]+[.Y8])/256" office:value-type="string" office:string-value="" calcext:value-type="error">
            <text:p>#N/A</text:p>
          </table:table-cell>
          <table:table-cell/>
          <table:table-cell table:style-name="ce9" table:formula="of:=([.E8]+[.K8]+[.Q8])/SUM([.E8:.S8])" office:value-type="percentage" office:value="0.0324675324675325" calcext:value-type="percentage">
            <text:p>3.25%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13"/>
          <table:table-cell table:style-name="ce17"/>
          <table:table-cell table:style-name="ce20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style-name="ce9"/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13"/>
          <table:table-cell table:style-name="ce17"/>
          <table:table-cell table:style-name="ce20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"/>
          <table:table-cell/>
          <table:table-cell table:formula="of:=SUM([.E4:.E8])" office:value-type="float" office:value="78" calcext:value-type="float">
            <text:p>78</text:p>
          </table:table-cell>
          <table:table-cell table:formula="of:=SUM([.F4:.F8])" office:value-type="float" office:value="1202" calcext:value-type="float">
            <text:p>1202</text:p>
          </table:table-cell>
          <table:table-cell table:style-name="ce13" table:formula="of:=SUM([.G4:.G8])" office:value-type="float" office:value="0" calcext:value-type="float">
            <text:p>0</text:p>
          </table:table-cell>
          <table:table-cell table:style-name="ce17"/>
          <table:table-cell table:style-name="ce20"/>
          <table:table-cell/>
          <table:table-cell table:formula="of:=SUM([.K4:.K8])" office:value-type="float" office:value="599" calcext:value-type="float">
            <text:p>599</text:p>
          </table:table-cell>
          <table:table-cell table:formula="of:=SUM([.L4:.L8])" office:value-type="float" office:value="676" calcext:value-type="float">
            <text:p>676</text:p>
          </table:table-cell>
          <table:table-cell table:style-name="ce13" table:formula="of:=SUM([.M4:.M8])" office:value-type="float" office:value="5" calcext:value-type="float">
            <text:p>5</text:p>
          </table:table-cell>
          <table:table-cell table:style-name="ce17"/>
          <table:table-cell table:style-name="ce22"/>
          <table:table-cell/>
          <table:table-cell table:formula="of:=SUM([.Q4:.Q8])" office:value-type="float" office:value="46" calcext:value-type="float">
            <text:p>46</text:p>
          </table:table-cell>
          <table:table-cell table:formula="of:=SUM([.R4:.R8])" office:value-type="float" office:value="1234" calcext:value-type="float">
            <text:p>1234</text:p>
          </table:table-cell>
          <table:table-cell table:style-name="ce13" table:formula="of:=SUM([.S4:.S8])" office:value-type="float" office:value="0" calcext:value-type="float">
            <text:p>0</text:p>
          </table:table-cell>
          <table:table-cell table:style-name="ce17"/>
          <table:table-cell table:style-name="ce22"/>
          <table:table-cell/>
          <table:table-cell table:formula="of:=SUM([.W4:.W8])" office:value-type="string" office:string-value="" calcext:value-type="error">
            <text:p>#N/A</text:p>
          </table:table-cell>
          <table:table-cell table:formula="of:=SUM([.X4:.X8])" office:value-type="string" office:string-value="" calcext:value-type="error">
            <text:p>#N/A</text:p>
          </table:table-cell>
          <table:table-cell table:style-name="ce13" table:formula="of:=SUM([.Y4:.Y8])" office:value-type="string" office:string-value="" calcext:value-type="error">
            <text:p>#N/A</text:p>
          </table:table-cell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5"/>
          <table:table-cell/>
          <table:table-cell table:style-name="ce9" table:formula="of:=[.E11]/SUM([.E11:.G11])" office:value-type="percentage" office:value="0.0609375" calcext:value-type="percentage">
            <text:p>6.09%</text:p>
          </table:table-cell>
          <table:table-cell table:style-name="ce10" table:formula="of:=[.F11]/SUM([.E11:.G11])" office:value-type="percentage" office:value="0.9390625" calcext:value-type="percentage">
            <text:p>93.91%</text:p>
          </table:table-cell>
          <table:table-cell table:style-name="ce14" table:formula="of:=[.G11]/SUM([.E11:.G11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K11]/SUM([.K11:.M11])" office:value-type="percentage" office:value="0.46796875" calcext:value-type="percentage">
            <text:p>46.80%</text:p>
          </table:table-cell>
          <table:table-cell table:style-name="ce10" table:formula="of:=[.L11]/SUM([.K11:.M11])" office:value-type="percentage" office:value="0.528125" calcext:value-type="percentage">
            <text:p>52.81%</text:p>
          </table:table-cell>
          <table:table-cell table:style-name="ce14" table:formula="of:=[.M11]/SUM([.K11:.M11])" office:value-type="percentage" office:value="0.00390625" calcext:value-type="percentage">
            <text:p>0.39%</text:p>
          </table:table-cell>
          <table:table-cell table:style-name="ce14"/>
          <table:table-cell table:style-name="ce21"/>
          <table:table-cell/>
          <table:table-cell table:style-name="ce9" table:formula="of:=[.Q11]/SUM([.Q11:.S11])" office:value-type="percentage" office:value="0.0359375" calcext:value-type="percentage">
            <text:p>3.59%</text:p>
          </table:table-cell>
          <table:table-cell table:style-name="ce10" table:formula="of:=[.R11]/SUM([.Q11:.S11])" office:value-type="percentage" office:value="0.9640625" calcext:value-type="percentage">
            <text:p>96.41%</text:p>
          </table:table-cell>
          <table:table-cell table:style-name="ce14" table:formula="of:=[.S11]/SUM([.Q11:.S11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W11]/SUM([.W11:.Y11])" office:value-type="string" office:string-value="" calcext:value-type="error">
            <text:p>#N/A</text:p>
          </table:table-cell>
          <table:table-cell table:style-name="ce10" table:formula="of:=[.X11]/SUM([.W11:.Y11])" office:value-type="string" office:string-value="" calcext:value-type="error">
            <text:p>#N/A</text:p>
          </table:table-cell>
          <table:table-cell table:style-name="ce14" table:formula="of:=[.Y11]/SUM([.W11:.Y11])" office:value-type="string" office:string-value="" calcext:value-type="error">
            <text:p>#N/A</text:p>
          </table:table-cell>
          <table:table-cell table:style-name="ce14"/>
          <table:table-cell table:style-name="ce21"/>
          <table:table-cell table:number-columns-repeated="99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arrier Freq.</text:p>
          </table:table-cell>
          <table:table-cell table:style-name="ce1" office:value-type="string" calcext:value-type="string">
            <text:p>Bau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Clipping</text:p>
          </table:table-cell>
          <table:table-cell table:style-name="ce1" office:value-type="string" calcext:value-type="string">
            <text:p>Packet Loss</text:p>
          </table:table-cell>
          <table:table-cell table:style-name="ce1" office:value-type="string" calcext:value-type="string">
            <text:p>Packet Corruption</text:p>
          </table:table-cell>
          <table:table-cell table:style-name="ce1" table:number-columns-repeated="1015"/>
        </table:table-row>
        <table:table-row table:style-name="ro1">
          <table:table-cell table:formula="of:=CONCATENATE([.B2];&quot;_&quot;;[.C2];&quot;_&quot;;;[.D2])" office:value-type="string" office:string-value="Custom Desktop_12_6" calcext:value-type="string">
            <text:p>Custom Desktop_12_6</text:p>
          </table:table-cell>
          <table:table-cell office:value-type="string" calcext:value-type="string">
            <text:p>Custom Deskto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];&quot;_&quot;;[.C3];&quot;_&quot;;;[.D3])" office:value-type="string" office:string-value="Custom Desktop_18_6" calcext:value-type="string">
            <text:p>Custom Desktop_18_6</text:p>
          </table:table-cell>
          <table:table-cell office:value-type="string" calcext:value-type="string">
            <text:p>Custom Desktop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];&quot;_&quot;;[.C4];&quot;_&quot;;;[.D4])" office:value-type="string" office:string-value="Custom Desktop_24_6" calcext:value-type="string">
            <text:p>Custom Desktop_24_6</text:p>
          </table:table-cell>
          <table:table-cell office:value-type="string" calcext:value-type="string">
            <text:p>Custom Desktop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];&quot;_&quot;;[.C5];&quot;_&quot;;;[.D5])" office:value-type="string" office:string-value="Custom Desktop_30_6" calcext:value-type="string">
            <text:p>Custom Desktop_30_6</text:p>
          </table:table-cell>
          <table:table-cell office:value-type="string" calcext:value-type="string">
            <text:p>Custom Desktop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];&quot;_&quot;;[.C6];&quot;_&quot;;;[.D6])" office:value-type="string" office:string-value="Custom Desktop_36_6" calcext:value-type="string">
            <text:p>Custom Desktop_36_6</text:p>
          </table:table-cell>
          <table:table-cell office:value-type="string" calcext:value-type="string">
            <text:p>Custom Desktop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];&quot;_&quot;;[.C7];&quot;_&quot;;;[.D7])" office:value-type="string" office:string-value="Dell Poweredge 1950_12_6" calcext:value-type="string">
            <text:p>Dell Poweredge 1950_12_6</text:p>
          </table:table-cell>
          <table:table-cell office:value-type="string" calcext:value-type="string">
            <text:p>Dell Poweredge 19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];&quot;_&quot;;[.C8];&quot;_&quot;;;[.D8])" office:value-type="string" office:string-value="Dell Poweredge 1950_18_6" calcext:value-type="string">
            <text:p>Dell Poweredge 1950_18_6</text:p>
          </table:table-cell>
          <table:table-cell office:value-type="string" calcext:value-type="string">
            <text:p>Dell Poweredge 19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];&quot;_&quot;;[.C9];&quot;_&quot;;;[.D9])" office:value-type="string" office:string-value="Dell Poweredge 1950_24_6" calcext:value-type="string">
            <text:p>Dell Poweredge 1950_24_6</text:p>
          </table:table-cell>
          <table:table-cell office:value-type="string" calcext:value-type="string">
            <text:p>Dell Poweredge 19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];&quot;_&quot;;[.C10];&quot;_&quot;;;[.D10])" office:value-type="string" office:string-value="Dell Poweredge 1950_30_6" calcext:value-type="string">
            <text:p>Dell Poweredge 1950_30_6</text:p>
          </table:table-cell>
          <table:table-cell office:value-type="string" calcext:value-type="string">
            <text:p>Dell Poweredge 19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formula="of:=CONCATENATE([.B11];&quot;_&quot;;[.C11];&quot;_&quot;;;[.D11])" office:value-type="string" office:string-value="Dell Poweredge 1950_36_6" calcext:value-type="string">
            <text:p>Dell Poweredge 1950_36_6</text:p>
          </table:table-cell>
          <table:table-cell office:value-type="string" calcext:value-type="string">
            <text:p>Dell Poweredge 19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formula="of:=CONCATENATE([.B12];&quot;_&quot;;[.C12];&quot;_&quot;;;[.D12])" office:value-type="string" office:string-value="Dell Vostro 3550_12_6" calcext:value-type="string">
            <text:p>Dell Vostro 3550_12_6</text:p>
          </table:table-cell>
          <table:table-cell office:value-type="string" calcext:value-type="string">
            <text:p>Dell Vostro 3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3];&quot;_&quot;;[.C13];&quot;_&quot;;;[.D13])" office:value-type="string" office:string-value="Dell Vostro 3550_18_6" calcext:value-type="string">
            <text:p>Dell Vostro 3550_18_6</text:p>
          </table:table-cell>
          <table:table-cell office:value-type="string" calcext:value-type="string">
            <text:p>Dell Vostro 35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4];&quot;_&quot;;[.C14];&quot;_&quot;;;[.D14])" office:value-type="string" office:string-value="Dell Vostro 3550_24_6" calcext:value-type="string">
            <text:p>Dell Vostro 3550_24_6</text:p>
          </table:table-cell>
          <table:table-cell office:value-type="string" calcext:value-type="string">
            <text:p>Dell Vostro 35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5];&quot;_&quot;;[.C15];&quot;_&quot;;;[.D15])" office:value-type="string" office:string-value="Dell Vostro 3550_30_6" calcext:value-type="string">
            <text:p>Dell Vostro 3550_30_6</text:p>
          </table:table-cell>
          <table:table-cell office:value-type="string" calcext:value-type="string">
            <text:p>Dell Vostro 355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6];&quot;_&quot;;[.C16];&quot;_&quot;;;[.D16])" office:value-type="string" office:string-value="Dell Vostro 3550_36_6" calcext:value-type="string">
            <text:p>Dell Vostro 3550_36_6</text:p>
          </table:table-cell>
          <table:table-cell office:value-type="string" calcext:value-type="string">
            <text:p>Dell Vostro 35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7];&quot;_&quot;;[.C17];&quot;_&quot;;;[.D1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8];&quot;_&quot;;[.C18];&quot;_&quot;;;[.D1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9];&quot;_&quot;;[.C19];&quot;_&quot;;;[.D1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0];&quot;_&quot;;[.C20];&quot;_&quot;;;[.D2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1];&quot;_&quot;;[.C21];&quot;_&quot;;;[.D2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2];&quot;_&quot;;[.C22];&quot;_&quot;;;[.D2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3];&quot;_&quot;;[.C23];&quot;_&quot;;;[.D2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4];&quot;_&quot;;[.C24];&quot;_&quot;;;[.D2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5];&quot;_&quot;;[.C25];&quot;_&quot;;;[.D2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6];&quot;_&quot;;[.C26];&quot;_&quot;;;[.D2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7];&quot;_&quot;;[.C27];&quot;_&quot;;;[.D2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8];&quot;_&quot;;[.C28];&quot;_&quot;;;[.D2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9];&quot;_&quot;;[.C29];&quot;_&quot;;;[.D2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0];&quot;_&quot;;[.C30];&quot;_&quot;;;[.D3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1];&quot;_&quot;;[.C31];&quot;_&quot;;;[.D3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2];&quot;_&quot;;[.C32];&quot;_&quot;;;[.D3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3];&quot;_&quot;;[.C33];&quot;_&quot;;;[.D3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4];&quot;_&quot;;[.C34];&quot;_&quot;;;[.D3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5];&quot;_&quot;;[.C35];&quot;_&quot;;;[.D3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6];&quot;_&quot;;[.C36];&quot;_&quot;;;[.D3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7];&quot;_&quot;;[.C37];&quot;_&quot;;;[.D3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8];&quot;_&quot;;[.C38];&quot;_&quot;;;[.D3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9];&quot;_&quot;;[.C39];&quot;_&quot;;;[.D3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0];&quot;_&quot;;[.C40];&quot;_&quot;;;[.D4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1];&quot;_&quot;;[.C41];&quot;_&quot;;;[.D4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2];&quot;_&quot;;[.C42];&quot;_&quot;;;[.D4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3];&quot;_&quot;;[.C43];&quot;_&quot;;;[.D4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4];&quot;_&quot;;[.C44];&quot;_&quot;;;[.D4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5];&quot;_&quot;;[.C45];&quot;_&quot;;;[.D4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6];&quot;_&quot;;[.C46];&quot;_&quot;;;[.D4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7];&quot;_&quot;;[.C47];&quot;_&quot;;;[.D4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8];&quot;_&quot;;[.C48];&quot;_&quot;;;[.D4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9];&quot;_&quot;;[.C49];&quot;_&quot;;;[.D4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0];&quot;_&quot;;[.C50];&quot;_&quot;;;[.D5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1];&quot;_&quot;;[.C51];&quot;_&quot;;;[.D5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2];&quot;_&quot;;[.C52];&quot;_&quot;;;[.D5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3];&quot;_&quot;;[.C53];&quot;_&quot;;;[.D5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4];&quot;_&quot;;[.C54];&quot;_&quot;;;[.D5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5];&quot;_&quot;;[.C55];&quot;_&quot;;;[.D5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6];&quot;_&quot;;[.C56];&quot;_&quot;;;[.D5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7];&quot;_&quot;;[.C57];&quot;_&quot;;;[.D5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8];&quot;_&quot;;[.C58];&quot;_&quot;;;[.D5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9];&quot;_&quot;;[.C59];&quot;_&quot;;;[.D5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0];&quot;_&quot;;[.C60];&quot;_&quot;;;[.D6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1];&quot;_&quot;;[.C61];&quot;_&quot;;;[.D6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2];&quot;_&quot;;[.C62];&quot;_&quot;;;[.D6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3];&quot;_&quot;;[.C63];&quot;_&quot;;;[.D6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4];&quot;_&quot;;[.C64];&quot;_&quot;;;[.D6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5];&quot;_&quot;;[.C65];&quot;_&quot;;;[.D6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6];&quot;_&quot;;[.C66];&quot;_&quot;;;[.D6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7];&quot;_&quot;;[.C67];&quot;_&quot;;;[.D6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8];&quot;_&quot;;[.C68];&quot;_&quot;;;[.D6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9];&quot;_&quot;;[.C69];&quot;_&quot;;;[.D6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0];&quot;_&quot;;[.C70];&quot;_&quot;;;[.D7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1];&quot;_&quot;;[.C71];&quot;_&quot;;;[.D7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2];&quot;_&quot;;[.C72];&quot;_&quot;;;[.D7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3];&quot;_&quot;;[.C73];&quot;_&quot;;;[.D7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4];&quot;_&quot;;[.C74];&quot;_&quot;;;[.D7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5];&quot;_&quot;;[.C75];&quot;_&quot;;;[.D7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6];&quot;_&quot;;[.C76];&quot;_&quot;;;[.D7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7];&quot;_&quot;;[.C77];&quot;_&quot;;;[.D7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8];&quot;_&quot;;[.C78];&quot;_&quot;;;[.D7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9];&quot;_&quot;;[.C79];&quot;_&quot;;;[.D7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0];&quot;_&quot;;[.C80];&quot;_&quot;;;[.D8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1];&quot;_&quot;;[.C81];&quot;_&quot;;;[.D8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2];&quot;_&quot;;[.C82];&quot;_&quot;;;[.D8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3];&quot;_&quot;;[.C83];&quot;_&quot;;;[.D8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4];&quot;_&quot;;[.C84];&quot;_&quot;;;[.D8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5];&quot;_&quot;;[.C85];&quot;_&quot;;;[.D8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6];&quot;_&quot;;[.C86];&quot;_&quot;;;[.D8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7];&quot;_&quot;;[.C87];&quot;_&quot;;;[.D8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8];&quot;_&quot;;[.C88];&quot;_&quot;;;[.D8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9];&quot;_&quot;;[.C89];&quot;_&quot;;;[.D8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0];&quot;_&quot;;[.C90];&quot;_&quot;;;[.D9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1];&quot;_&quot;;[.C91];&quot;_&quot;;;[.D9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2];&quot;_&quot;;[.C92];&quot;_&quot;;;[.D9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3];&quot;_&quot;;[.C93];&quot;_&quot;;;[.D9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4];&quot;_&quot;;[.C94];&quot;_&quot;;;[.D9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5];&quot;_&quot;;[.C95];&quot;_&quot;;;[.D9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6];&quot;_&quot;;[.C96];&quot;_&quot;;;[.D9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7];&quot;_&quot;;[.C97];&quot;_&quot;;;[.D9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8];&quot;_&quot;;[.C98];&quot;_&quot;;;[.D9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9];&quot;_&quot;;[.C99];&quot;_&quot;;;[.D9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0];&quot;_&quot;;[.C100];&quot;_&quot;;;[.D10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1];&quot;_&quot;;[.C101];&quot;_&quot;;;[.D10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2];&quot;_&quot;;[.C102];&quot;_&quot;;;[.D10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3];&quot;_&quot;;[.C103];&quot;_&quot;;;[.D10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4];&quot;_&quot;;[.C104];&quot;_&quot;;;[.D10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5];&quot;_&quot;;[.C105];&quot;_&quot;;;[.D10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6];&quot;_&quot;;[.C106];&quot;_&quot;;;[.D10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7];&quot;_&quot;;[.C107];&quot;_&quot;;;[.D10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8];&quot;_&quot;;[.C108];&quot;_&quot;;;[.D10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9];&quot;_&quot;;[.C109];&quot;_&quot;;;[.D10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0];&quot;_&quot;;[.C110];&quot;_&quot;;;[.D11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1];&quot;_&quot;;[.C111];&quot;_&quot;;;[.D11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2];&quot;_&quot;;[.C112];&quot;_&quot;;;[.D11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3];&quot;_&quot;;[.C113];&quot;_&quot;;;[.D11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4];&quot;_&quot;;[.C114];&quot;_&quot;;;[.D11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5];&quot;_&quot;;[.C115];&quot;_&quot;;;[.D11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6];&quot;_&quot;;[.C116];&quot;_&quot;;;[.D11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17];&quot;_&quot;;[.C117];&quot;_&quot;;;[.D117])" office:value-type="string" office:string-value="__" calcext:value-type="string">
            <text:p>__</text:p>
          </table:table-cell>
          <table:table-cell table:number-columns-repeated="1022"/>
        </table:table-row>
      </table:table>
      <table:table table:name="Charts" table:style-name="ta1">
        <table:shapes>
          <draw:frame draw:z-index="0" draw:style-name="gr1" draw:text-style-name="P1" svg:width="977.95pt" svg:height="522.54pt" svg:x="30.44pt" svg:y="8.31pt">
            <loext:p draw:notify-on-update-of-ranges="Results.C4:Results.C8 Results.E1:Results.E1 Results.H4:Results.H8 Results.K1:Results.K1 Results.N4:Results.N8 Results.Q1:Results.Q1 Results.T4:Results.T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.A1:data.H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54:43.761690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38:07.680876219</meta:creation-date>
    <dc:date>2017-07-22T15:56:16.970989870</dc:date>
    <meta:editing-duration>PT12H5M28S</meta:editing-duration>
    <meta:editing-cycles>18</meta:editing-cycles>
    <meta:generator>LibreOffice/5.1.6.2$Linux_X86_64 LibreOffice_project/10m0$Build-2</meta:generator>
    <meta:document-statistic meta:table-count="3" meta:cell-count="426" meta:object-count="1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501cm" svg:height="18.435cm" xlink:href=".." xlink:type="simple" chart:class="chart:line" chart:style-name="ch1">
        <chart:title svg:x="13.344cm" svg:y="0.504cm" chart:style-name="ch2">
          <text:p>Fixed baud rate test with UPS receiver</text:p>
        </chart:title>
        <chart:legend chart:legend-position="end" svg:x="29.929cm" svg:y="8.42cm" style:legend-expansion="high" chart:style-name="ch3"/>
        <chart:plot-area chart:style-name="ch4" table:cell-range-address="Results.C4:Results.C8 Results.E1:Results.E1 Results.H4:Results.H8 Results.K1:Results.K1 Results.N4:Results.N8 Results.Q1:Results.Q1 Results.T4:Results.T8" chart:data-source-has-labels="both" svg:x="1.701cm" svg:y="1.651cm" svg:width="27.538cm" svg:height="16.416cm">
          <chartooo:coordinate-region svg:x="3.116cm" svg:y="1.85cm" svg:width="24.666cm" svg:height="15.57cm"/>
          <chart:axis chart:dimension="x" chart:name="primary-x" chart:style-name="ch5" chartooo:axis-type="auto">
            <chartooo:date-scale/>
            <chart:categories table:cell-range-address="Results.C4:Results.C8"/>
            <chart:grid chart:style-name="ch6" chart:class="major"/>
          </chart:axis>
          <chart:axis chart:dimension="y" chart:name="primary-y" chart:style-name="ch7">
            <chart:title svg:x="0.451cm" svg:y="11.398cm" chart:style-name="ch8">
              <text:p>% Packets Received</text:p>
            </chart:title>
            <chart:grid chart:style-name="ch6" chart:class="major"/>
          </chart:axis>
          <chart:series chart:style-name="ch9" chart:values-cell-range-address="Results.H4:Results.H8" chart:label-cell-address="Results.E1:Results.E1" chart:class="chart:line">
            <chart:data-point chart:repeated="5"/>
          </chart:series>
          <chart:series chart:style-name="ch10" chart:values-cell-range-address="Results.N4:Results.N8" chart:label-cell-address="Results.K1:Results.K1" chart:class="chart:line">
            <chart:data-point chart:repeated="5"/>
          </chart:series>
          <chart:series chart:style-name="ch11" chart:values-cell-range-address="Results.T4:Results.T8" chart:label-cell-address="Results.Q1:Results.Q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 Desktop</text:p>
                <draw:g>
                  <svg:desc>Results.E1:Results.E1</svg:desc>
                </draw:g>
              </table:table-cell>
              <table:table-cell office:value-type="string">
                <text:p>Dell Poweredge 1950</text:p>
                <draw:g>
                  <svg:desc>Results.K1:Results.K1</svg:desc>
                </draw:g>
              </table:table-cell>
              <table:table-cell office:value-type="string">
                <text:p>Dell Vostro 3550</text:p>
                <draw:g>
                  <svg:desc>Results.Q1:Result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Baud @ 12 Hz</text:p>
                <draw:g>
                  <svg:desc>Results.C4:Results.C8</svg:desc>
                </draw:g>
              </table:table-cell>
              <table:table-cell office:value-type="float" office:value="0.01953125">
                <text:p>0.01953125</text:p>
                <draw:g>
                  <svg:desc>Results.H4:Results.H8</svg:desc>
                </draw:g>
              </table:table-cell>
              <table:table-cell office:value-type="float" office:value="0.98828125">
                <text:p>0.98828125</text:p>
                <draw:g>
                  <svg:desc>Results.N4:Results.N8</svg:desc>
                </draw:g>
              </table:table-cell>
              <table:table-cell office:value-type="float" office:value="0.1796875">
                <text:p>0.1796875</text:p>
                <draw:g>
                  <svg:desc>Results.T4:Results.T8</svg:desc>
                </draw:g>
              </table:table-cell>
            </table:table-row>
            <table:table-row>
              <table:table-cell office:value-type="string">
                <text:p>6 Baud @ 18 Hz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6875">
                <text:p>0.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24 Hz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30 Hz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Baud @ 36 Hz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